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1.34pt"/>
    </style:style>
    <style:style style:name="co3" style:family="table-column">
      <style:table-column-properties fo:break-before="auto" style:column-width="118.74pt"/>
    </style:style>
    <style:style style:name="co4" style:family="table-column">
      <style:table-column-properties fo:break-before="auto" style:column-width="143.94pt"/>
    </style:style>
    <style:style style:name="co5" style:family="table-column">
      <style:table-column-properties fo:break-before="auto" style:column-width="103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04"/>
    <style:style style:name="ce16" style:family="table-cell" style:parent-style-name="Default" style:data-style-name="N104">
      <style:table-cell-properties fo:background-color="transparent"/>
    </style:style>
    <style:style style:name="ce1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2" table:default-cell-style-name="ce7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Item No.</text:p>
          </table:table-cell>
          <table:table-cell table:style-name="ce1" office:value-type="string" calcext:value-type="string">
            <text:p>Component</text:p>
          </table:table-cell>
          <table:table-cell office:value-type="string" calcext:value-type="string">
            <text:p>Newark Part Number</text:p>
          </table:table-cell>
          <table:table-cell office:value-type="string" calcext:value-type="string">
            <text:p>Manufacture Part Number</text:p>
          </table:table-cell>
          <table:table-cell office:value-type="string" calcext:value-type="string">
            <text:p>Quantity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Total Price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fruit-40-pin-TFT-Friend</text:p>
          </table:table-cell>
          <table:table-cell office:value-type="string" calcext:value-type="string">
            <text:p>28Y5111</text:p>
          </table:table-cell>
          <table:table-cell office:value-type="float" office:value="1932" calcext:value-type="float">
            <text:p>1932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5" calcext:value-type="currency">
            <text:p>$9.95</text:p>
          </table:table-cell>
          <table:table-cell table:formula="of:=[.F2]*[.E2]" office:value-type="currency" office:currency="USD" office:value="9.95" calcext:value-type="currency">
            <text:p>$9.95</text:p>
          </table:table-cell>
          <table:table-cell office:value-type="string" calcext:value-type="string">
            <text:p>https://www.adafruit.com/product/193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fruit-MAX98306-Class-D-Amp</text:p>
          </table:table-cell>
          <table:table-cell office:value-type="string" calcext:value-type="string">
            <text:p>98Y0255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.95" calcext:value-type="currency">
            <text:p>$8.95</text:p>
          </table:table-cell>
          <table:table-cell table:formula="of:=[.F3]*[.E3]" office:value-type="currency" office:currency="USD" office:value="8.95" calcext:value-type="currency">
            <text:p>$8.95</text:p>
          </table:table-cell>
          <table:table-cell office:value-type="string" calcext:value-type="string">
            <text:p>http://www.newark.com/adafruit/987/stereo-3-7w-class-d-amplifier/dp/98Y0255?ost=Stereo+3.7W+Class+D+Audio+Amplifier+-+MAX98306&amp;cfm=true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afruit-PowerBoost-1000C-master</text:p>
          </table:table-cell>
          <table:table-cell office:value-type="string" calcext:value-type="string">
            <text:p>98Y0120</text:p>
          </table:table-cell>
          <table:table-cell office:value-type="float" office:value="2465" calcext:value-type="float">
            <text:p>246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9.95" calcext:value-type="currency">
            <text:p>$19.95</text:p>
          </table:table-cell>
          <table:table-cell table:formula="of:=[.F4]*[.E4]" office:value-type="currency" office:currency="USD" office:value="19.95" calcext:value-type="currency">
            <text:p>$19.95</text:p>
          </table:table-cell>
          <table:table-cell office:value-type="string" calcext:value-type="string">
            <text:p>http://www.newark.com/adafruit/2465/powerboost-1000-lipo-charger-5v/dp/98Y0120?ost=PowerBoost+1000+Charger&amp;ddkey=http%3Aen-US%2FElement14_US%2Fsearch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spberry Pi Model A, BCM2835</text:p>
          </table:table-cell>
          <table:table-cell office:value-type="string" calcext:value-type="string">
            <text:p>81Y5333</text:p>
          </table:table-cell>
          <table:table-cell office:value-type="string" calcext:value-type="string">
            <text:p>RASPBRRY-MODA+-512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F5]*[.E5]" office:value-type="currency" office:currency="USD" office:value="20" calcext:value-type="currency">
            <text:p>$20.00</text:p>
          </table:table-cell>
          <table:table-cell office:value-type="string" calcext:value-type="string">
            <text:p>http://www.newark.com/raspberry-pi/raspbrry-moda-512m/silicon-manufacturer-broadcom/dp/81Y53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X12WEC1 - <text:s/>PCB, No Holes, Single Clad</text:p>
          </table:table-cell>
          <table:table-cell office:value-type="string" calcext:value-type="string">
            <text:p>26H0628</text:p>
          </table:table-cell>
          <table:table-cell office:value-type="string" calcext:value-type="string">
            <text:p>12X12WEC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5.46" calcext:value-type="currency">
            <text:p>$15.46</text:p>
          </table:table-cell>
          <table:table-cell table:formula="of:=[.F6]*[.E6]" office:value-type="currency" office:currency="USD" office:value="15.46" calcext:value-type="currency">
            <text:p>$15.46</text:p>
          </table:table-cell>
          <table:table-cell office:value-type="string" calcext:value-type="string">
            <text:p>http://www.newark.com/vector-electronics/12x12wec1/bare-pcb-no-holes-plane-single/dp/26H0628?ost=12x12wec1&amp;ddkey=http%3Aen-US%2FElement14_US%2Fsearch</text:p>
          </table:table-cell>
          <table:table-cell table:number-columns-repeated="1016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4.3" 40-pin TFT Display - 480x272 with Touchscreen</text:p>
          </table:table-cell>
          <table:table-cell table:style-name="ce11" office:value-type="string" calcext:value-type="string">
            <text:p>----</text:p>
          </table:table-cell>
          <table:table-cell table:style-name="ce11" office:value-type="float" office:value="1591" calcext:value-type="float">
            <text:p>1591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currency" office:currency="USD" office:value="29.95" calcext:value-type="currency">
            <text:p>$29.95</text:p>
          </table:table-cell>
          <table:table-cell table:style-name="ce16" table:formula="of:=[.F7]*[.E7]" office:value-type="currency" office:currency="USD" office:value="29.95" calcext:value-type="currency">
            <text:p>$29.95</text:p>
          </table:table-cell>
          <table:table-cell table:style-name="ce12" office:value-type="string" calcext:value-type="string">
            <text:p>https://www.adafruit.com/product/1591</text:p>
          </table:table-cell>
          <table:table-cell table:style-name="ce12" table:number-columns-repeated="1016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EVQ-Q2W03W - <text:s/>Tactile Switch</text:p>
          </table:table-cell>
          <table:table-cell office:value-type="string" calcext:value-type="string">
            <text:p>53W8284</text:p>
          </table:table-cell>
          <table:table-cell office:value-type="string" calcext:value-type="string">
            <text:p>EVQ-Q2W03W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12" calcext:value-type="currency">
            <text:p>$0.11</text:p>
          </table:table-cell>
          <table:table-cell table:formula="of:=[.F8]*[.E8]" office:value-type="currency" office:currency="USD" office:value="0.112" calcext:value-type="currency">
            <text:p>$0.11</text:p>
          </table:table-cell>
          <table:table-cell office:value-type="string" calcext:value-type="string">
            <text:p>http://www.newark.com/panasonic-electronic-components/evq-q2w03w/switch-tactile-spst-20ma-15v-pcb/dp/53W8284?ost=53W8284&amp;scope=partnumberlookahead&amp;exaMfpn=true&amp;searchref=searchlookahead&amp;ddkey=http%3Aen-US%2FElement14_US%2Fw%2Fsearch</text:p>
          </table:table-cell>
          <table:table-cell table:style-name="ce12"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ro SD Card, 16 GB</text:p>
          </table:table-cell>
          <table:table-cell office:value-type="string" calcext:value-type="string">
            <text:p>77Y6534</text:p>
          </table:table-cell>
          <table:table-cell office:value-type="string" calcext:value-type="string">
            <text:p>TSRASPI10-16G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3.99" calcext:value-type="currency">
            <text:p>$13.99</text:p>
          </table:table-cell>
          <table:table-cell table:formula="of:=[.F9]*[.E9]" office:value-type="currency" office:currency="USD" office:value="13.99" calcext:value-type="currency">
            <text:p>$13.99</text:p>
          </table:table-cell>
          <table:table-cell office:value-type="string" calcext:value-type="string">
            <text:p>http://www.newark.com/transcend/tsraspi10-16g/memory-microsdhc-uhs-1-class-10/dp/77Y6534?st=micro%20sd%20card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rews: 2-56 Thread, 3/8" Long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91772A079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0.0471" calcext:value-type="currency">
            <text:p>$0.05</text:p>
          </table:table-cell>
          <table:table-cell table:formula="of:=[.F10]*[.E10]" office:value-type="currency" office:currency="USD" office:value="0.2826" calcext:value-type="currency">
            <text:p>$0.28</text:p>
          </table:table-cell>
          <table:table-cell office:value-type="string" calcext:value-type="string">
            <text:p>https://www.mcmaster.com/#91772A07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rews: 4-40 Thread, 1/4" Long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91772A106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0339" calcext:value-type="currency">
            <text:p>$0.03</text:p>
          </table:table-cell>
          <table:table-cell table:formula="of:=[.F11]*[.E11]" office:value-type="currency" office:currency="USD" office:value="0.1695" calcext:value-type="currency">
            <text:p>$0.17</text:p>
          </table:table-cell>
          <table:table-cell office:value-type="string" calcext:value-type="string">
            <text:p>https://www.mcmaster.com/#91772A10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rews: 2-56 Thread, 1/4" Long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91772A077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0449" calcext:value-type="currency">
            <text:p>$0.04</text:p>
          </table:table-cell>
          <table:table-cell table:formula="of:=[.F12]*[.E12]" office:value-type="currency" office:currency="USD" office:value="0.1796" calcext:value-type="currency">
            <text:p>$0.18</text:p>
          </table:table-cell>
          <table:table-cell office:value-type="string" calcext:value-type="string">
            <text:p>https://www.mcmaster.com/#91772A07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ray Paint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K089640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61" calcext:value-type="currency">
            <text:p>$7.61</text:p>
          </table:table-cell>
          <table:table-cell table:formula="of:=[.F13]*[.E13]" office:value-type="currency" office:currency="USD" office:value="7.61" calcext:value-type="currency">
            <text:p>$7.61</text:p>
          </table:table-cell>
          <table:table-cell office:value-type="string" calcext:value-type="string">
            <text:p>https://www.grainger.com/product/KRYLON-Super-MAXX-Spray-Paint-in-38EN2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WMARK SILVER GREY 1/16" ENGRAVING PLASTIC</text:p>
          </table:table-cell>
          <table:table-cell table:style-name="ce11" office:value-type="string" calcext:value-type="string">
            <text:p>----</text:p>
          </table:table-cell>
          <table:table-cell office:value-type="float" office:value="321308" calcext:value-type="float">
            <text:p>321308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7.1" calcext:value-type="currency">
            <text:p>$17.10</text:p>
          </table:table-cell>
          <table:table-cell table:formula="of:=[.F14]*[.E14]" office:value-type="currency" office:currency="USD" office:value="17.1" calcext:value-type="currency">
            <text:p>$17.10</text:p>
          </table:table-cell>
          <table:table-cell office:value-type="string" calcext:value-type="string">
            <text:p>https://www.johnsonplastics.com/engraving/engravable-sheet-stock/plastic/rowmark-ada-alternative-silver-grey-1-16-engraving-plastic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D Plastic PLA – Back Shell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F15]*[.E15]" office:value-type="currency" office:currency="USD" office:value="0" calcext:value-type="currency">
            <text:p>$0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D Plastic PLA – Front Shell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F16]*[.E16]" office:value-type="currency" office:currency="USD" office:value="1" calcext:value-type="currency">
            <text:p>$1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D Plastic PLA – D-Pad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" calcext:value-type="currency">
            <text:p>$2.00</text:p>
          </table:table-cell>
          <table:table-cell table:formula="of:=[.F17]*[.E17]" office:value-type="currency" office:currency="USD" office:value="2" calcext:value-type="currency">
            <text:p>$2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D Plastic PLA – Function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" calcext:value-type="currency">
            <text:p>$3.00</text:p>
          </table:table-cell>
          <table:table-cell table:formula="of:=[.F18]*[.E18]" office:value-type="currency" office:currency="USD" office:value="3" calcext:value-type="currency">
            <text:p>$3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D Plastic PLA – Select Start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" calcext:value-type="currency">
            <text:p>$4.00</text:p>
          </table:table-cell>
          <table:table-cell table:formula="of:=[.F19]*[.E19]" office:value-type="currency" office:currency="USD" office:value="4" calcext:value-type="currency">
            <text:p>$4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D Plastic PLA – ABC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F20]*[.E20]" office:value-type="currency" office:currency="USD" office:value="5" calcext:value-type="currency">
            <text:p>$5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D Plastic PLA – XYZ Buttons</text:p>
          </table:table-cell>
          <table:table-cell table:number-columns-repeated="2" table:style-name="ce11" office:value-type="string" calcext:value-type="string">
            <text:p>----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" calcext:value-type="currency">
            <text:p>$6.00</text:p>
          </table:table-cell>
          <table:table-cell table:formula="of:=[.F21]*[.E21]" office:value-type="currency" office:currency="USD" office:value="6" calcext:value-type="currency">
            <text:p>$6.00</text:p>
          </table:table-cell>
          <table:table-cell office:value-type="string" calcext:value-type="string">
            <text:p>https://github.com/thebenheckshow/322-328-tbhs-RaspberryPi-No-HDMI-Portable-RetroPie/tree/master/Enclosure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ker 4-Port USB 3.0 Ultra Slim Data Hub</text:p>
          </table:table-cell>
          <table:table-cell table:style-name="ce11" office:value-type="string" calcext:value-type="string">
            <text:p>----</text:p>
          </table:table-cell>
          <table:table-cell office:value-type="string" calcext:value-type="string">
            <text:p>A7518011_SM-A342-V0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F22]*[.E22]" office:value-type="currency" office:currency="USD" office:value="9.99" calcext:value-type="currency">
            <text:p>$9.99</text:p>
          </table:table-cell>
          <table:table-cell office:value-type="string" calcext:value-type="string">
            <text:p>https://www.amazon.com/Anker-4-Port-Macbook-Surface-Notebook/dp/B00XMD7KPU/ref=pd_lpo_vtph_147_bs_t_1?_encoding=UTF8&amp;psc=1&amp;refRID=A5RS54KD8ZANY2RECRRC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ltra ATA 2-Drive Ribbon Cable</text:p>
          </table:table-cell>
          <table:table-cell table:style-name="ce11" office:value-type="string" calcext:value-type="string">
            <text:p>----</text:p>
          </table:table-cell>
          <table:table-cell office:value-type="float" office:value="332781" calcext:value-type="float">
            <text:p>33278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99" calcext:value-type="currency">
            <text:p>$5.99</text:p>
          </table:table-cell>
          <table:table-cell table:formula="of:=[.F23]*[.E23]" office:value-type="currency" office:currency="USD" office:value="5.99" calcext:value-type="currency">
            <text:p>$5.99</text:p>
          </table:table-cell>
          <table:table-cell office:value-type="string" calcext:value-type="string">
            <text:p>https://www.amazon.com/40-Pin-80-Wire-2-Drive-Ribbon-Manhattan/dp/B003IDF0JC/ref=sr_1_4?s=electronics&amp;ie=UTF8&amp;qid=1516723817&amp;sr=1-4&amp;keywords=ultra+ata+wir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thium Ion Polymer Battery - 3.7v 2500mAh</text:p>
          </table:table-cell>
          <table:table-cell table:style-name="ce11" office:value-type="string" calcext:value-type="string">
            <text:p>----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4.95" calcext:value-type="currency">
            <text:p>$14.95</text:p>
          </table:table-cell>
          <table:table-cell table:formula="of:=[.F24]*[.E2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328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B Etchant Solution</text:p>
          </table:table-cell>
          <table:table-cell office:value-type="string" calcext:value-type="string">
            <text:p>33AC2343</text:p>
          </table:table-cell>
          <table:table-cell office:value-type="string" calcext:value-type="string">
            <text:p>CL-ETCH-16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5" calcext:value-type="currency">
            <text:p>$12.95</text:p>
          </table:table-cell>
          <table:table-cell table:formula="of:=[.F25]*[.E25]" office:value-type="currency" office:currency="USD" office:value="12.95" calcext:value-type="currency">
            <text:p>$12.95</text:p>
          </table:table-cell>
          <table:table-cell office:value-type="string" calcext:value-type="string">
            <text:p>http://www.newark.com/caig-laboratories/cl-etch-16/pcb-etchant-solution-16oz-bottle/dp/33AC2343?ost=Etchant+solution&amp;ddkey=http%3Aen-US%2FElement14_US%2Fsearch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7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13"/>
          <table:table-cell table:style-name="ce17"/>
          <table:table-cell/>
          <table:table-cell table:style-name="ce7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3">00/00/0000</text:date>, <text:time style:data-style-name="N2" text:time-value="12:27:43.869743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4:49:11.730191799</meta:creation-date>
    <dc:date>2018-01-23T13:14:43.747654687</dc:date>
    <meta:editing-duration>P3DT19H40M57S</meta:editing-duration>
    <meta:editing-cycles>7</meta:editing-cycles>
    <meta:generator>LibreOffice/5.4.4.2$Linux_X86_64 LibreOffice_project/40m0$Build-2</meta:generator>
    <meta:document-statistic meta:table-count="1" meta:cell-count="200" meta:object-count="0"/>
  </office:meta>
</office:document-meta>
</file>